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11.84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no-wrap" fo:border="0.06pt solid #000000"/>
    </style:style>
    <style:style style:name="ce6" style:family="table-cell" style:parent-style-name="Default" style:data-style-name="N0">
      <style:table-cell-properties fo:wrap-option="wrap" fo:border="0.06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6600"/>
    </style:style>
    <style:style style:name="ce9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Messages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memory increase (%)</text:p>
          </table:table-cell>
          <table:covered-table-cell table:style-name="ce7"/>
          <table:table-cell table:style-name="ce8" office:value-type="string" calcext:value-type="string">
            <text:p>cpu utilization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MIS member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end + ACK</text:p>
          </table:table-cell>
          <table:table-cell table:style-name="ce1" office:value-type="string" calcext:value-type="string">
            <text:p>control</text:p>
          </table:table-cell>
          <table:table-cell table:style-name="ce5" office:value-type="string" calcext:value-type="string">
            <text:p>topology creation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opology creation</text:p>
          </table:table-cell>
          <table:table-cell table:style-name="ce1" office:value-type="string" calcext:value-type="string">
            <text:p>Execute algorithm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272" calcext:value-type="float">
            <text:p>14272</text:p>
          </table:table-cell>
          <table:table-cell table:style-name="ce1" office:value-type="float" office:value="797" calcext:value-type="float">
            <text:p>797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388" calcext:value-type="float">
            <text:p>38388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192" calcext:value-type="float">
            <text:p>77192</text:p>
          </table:table-cell>
          <table:table-cell table:style-name="ce1" office:value-type="float" office:value="3738" calcext:value-type="float">
            <text:p>37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2256" calcext:value-type="float">
            <text:p>222256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table:formula="of:=17.8 - 15.4" office:value-type="float" office:value="2.4" calcext:value-type="float">
            <text:p>2.4</text:p>
          </table:table-cell>
          <table:table-cell table:style-name="ce1"/>
          <table:table-cell table:style-name="ce1" office:value-type="string" calcext:value-type="string">
            <text:p>4 cores reach 60 % utilization</text:p>
          </table:table-cell>
          <table:table-cell/>
        </table:table-row>
        <table:table-row table:style-name="ro2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6808" calcext:value-type="float">
            <text:p>336808</text:p>
          </table:table-cell>
          <table:table-cell table:style-name="ce1" office:value-type="float" office:value="14446" calcext:value-type="float">
            <text:p>14446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22.5-15.6" office:value-type="float" office:value="6.9" calcext:value-type="float">
            <text:p>6.9</text:p>
          </table:table-cell>
          <table:table-cell table:style-name="ce9" office:value-type="string" calcext:value-type="string">
            <text:p>small increase cpu utilz. Only one cpu reach 50 %.</text:p>
          </table:table-cell>
          <table:table-cell table:style-name="ce9" office:value-type="string" calcext:value-type="string">
            <text:p>All cores reach 100 for around 4 seconds</text:p>
          </table:table-cell>
          <table:table-cell/>
        </table:table-row>
        <table:table-row table:style-name="ro3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2725" calcext:value-type="float">
            <text:p>27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6284" calcext:value-type="float">
            <text:p>1126284</text:p>
          </table:table-cell>
          <table:table-cell table:style-name="ce1" office:value-type="float" office:value="42126" calcext:value-type="float">
            <text:p>42126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51.7-17.2" office:value-type="float" office:value="34.5" calcext:value-type="float">
            <text:p>34.5</text:p>
          </table:table-cell>
          <table:table-cell table:style-name="ce9" office:value-type="string" calcext:value-type="string">
            <text:p>4 cores work between 50 and 20 %</text:p>
          </table:table-cell>
          <table:table-cell table:style-name="ce9" office:value-type="string" calcext:value-type="string">
            <text:p>for about 10 seconds all cores reach around 100 %, one cpu fluctuate between 100 and 60</text:p>
          </table:table-cell>
          <table:table-cell/>
        </table:table-row>
        <table:table-row table:style-name="ro4"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5192" calcext:value-type="float">
            <text:p>519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76628" calcext:value-type="float">
            <text:p>1776628</text:p>
          </table:table-cell>
          <table:table-cell table:style-name="ce1" office:value-type="float" office:value="73303" calcext:value-type="float">
            <text:p>733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 principal + 10 swap</text:p>
          </table:table-cell>
          <table:table-cell table:style-name="ce9" office:value-type="string" calcext:value-type="string">
            <text:p>4 cores fluctuate between 70 y 20 % during 5 seconds</text:p>
          </table:table-cell>
          <table:table-cell table:style-name="ce9" office:value-type="string" calcext:value-type="string">
            <text:p><text:s/>All CPU work during 40 seconds and fluctuate between 100 y 50 %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 test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"Master.ex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 "MIS.ex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.start_nodes(X) <text:s/>#-&gt; x is the number of no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.find_MI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C infor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cessor Corei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 8 GB RAM plus 8GB swap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formula="of:=LN(32768)" office:value-type="float" office:value="10.3972077083992" calcext:value-type="float">
            <text:p>10.39720770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7:27:54.954021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Tileria</meta:initial-creator>
    <meta:creation-date>2017-06-20T14:25:48.969853561</meta:creation-date>
    <dc:date>2017-06-27T22:56:54.346946588</dc:date>
    <dc:creator>Marcos Tileria</dc:creator>
    <meta:editing-duration>PT7H53M45S</meta:editing-duration>
    <meta:editing-cycles>4</meta:editing-cycles>
    <meta:generator>LibreOffice/4.4.3.2$Linux_X86_64 LibreOffice_project/40m0$Build-2</meta:generator>
    <meta:document-statistic meta:table-count="1" meta:cell-count="85" meta:object-count="0"/>
  </office:meta>
</office:document-meta>
</file>